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4" style:family="table-cell" style:parent-style-name="Default" style:data-style-name="N11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Separador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1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7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2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  <number:text>,</number:text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2">
      <number:text>-</number:text>
      <number:number number:decimal-places="0" number:min-decimal-places="0" number:min-integer-digits="0"/>
      <style:map style:condition="value()&gt;0" style:apply-style-name="N112P0"/>
      <style:map style:condition="value()&lt;0" style:apply-style-name="N112P1"/>
    </number:number-style>
    <number:number-style style:name="N11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4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4P0"/>
    </number:number-style>
    <number:date-style style:name="N115">
      <number:month number:textual="true"/>
      <number:text> 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 DM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number-style style:name="N133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3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4P0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1P0" style:volatile="true">
      <number:text>R$""""""""""""""""""""""""""""""""""""""""""""""""""</number:text>
    </number:number-style>
    <number:number-style style:name="N141P1" style:volatile="true">
      <number:text>R$(""""""""""""""""""""""""""""""""""""""""""""""""""</number:text>
    </number:number-style>
    <number:number-style style:name="N141">
      <number:text>R$-""""""""""""""""""""""""""""""""""""""""""""""""""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number:text>(R$""""""""""""""""""""""""""""""""""""""""""""""""""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time-style style:name="N158">
      <number:minutes number:style="long"/>
      <number:text>:</number:text>
      <number:seconds number:style="long"/>
    </number:time-style>
    <number:number-style style:name="N15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9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date style:data-style-name="N2" text:date-value="2025-07-14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49:11.5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7-14T16:49:51.629000000</dc:date>
    <dc:language>pt-PT</dc:language>
    <meta:editing-cycles>680</meta:editing-cycles>
    <meta:editing-duration>P2DT2H55M8S</meta:editing-duration>
    <meta:print-date>2019-04-02T15:32:31.034658233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